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49900000372ABB2718BAE39471E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116cm" fo:min-width="2.29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3cm" fo:min-width="2.41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116cm" fo:min-width="2.648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width="0.081cm" svg:stroke-color="#bf0041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bf0041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="Arrowheads_20_14" draw:marker-start-width="0.321cm" draw:marker-end="Arrowheads_20_14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draw:marker-start="Arrowheads_20_14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draw:marker-start="Arrowheads_20_14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394cm" fo:min-width="1.55cm"/>
      <style:paragraph-properties style:writing-mode="lr-tb"/>
    </style:style>
    <style:style style:name="gr10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387cm" fo:min-width="2.598cm"/>
      <style:paragraph-properties style:writing-mode="lr-tb"/>
    </style:style>
    <style:style style:name="gr11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204cm" fo:min-width="2.598cm"/>
      <style:paragraph-properties style:writing-mode="lr-tb"/>
    </style:style>
    <style:style style:name="gr12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174cm" fo:min-width="2.12cm"/>
      <style:paragraph-properties style:writing-mode="lr-tb"/>
    </style:style>
    <style:style style:name="gr13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204cm" fo:min-width="2.027cm"/>
      <style:paragraph-properties style:writing-mode="lr-tb"/>
    </style:style>
    <style:style style:name="gr14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204cm" fo:min-width="27.2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479cm, 3.311cm, 2.911cm, 4.871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bf0041" loext:opacity="100%"/>
    </style:style>
    <style:style style:name="P5" style:family="paragraph">
      <loext:graphic-properties draw:fill="none"/>
      <style:paragraph-properties fo:text-align="center"/>
      <style:text-properties fo:color="#bf0041" loext:opacity="100%" loext:color-lum-mod="100%" loext:color-lum-off="0%"/>
    </style:style>
    <style:style style:name="P6" style:family="paragraph">
      <style:paragraph-properties fo:text-align="center"/>
      <style:text-properties fo:color="#2a6099" loext:opacity="100%"/>
    </style:style>
    <style:style style:name="P7" style:family="paragraph">
      <loext:graphic-properties draw:fill="none"/>
      <style:paragraph-properties fo:text-align="center"/>
      <style:text-properties fo:color="#2a6099" loext:opacity="100%" loext:color-lum-mod="100%" loext:color-lum-off="0%"/>
    </style:style>
    <style:style style:name="P8" style:family="paragraph">
      <style:paragraph-properties fo:text-align="start"/>
      <style:text-properties fo:color="#2a6099" loext:opacity="100%"/>
    </style:style>
    <style:style style:name="P9" style:family="paragraph">
      <loext:graphic-properties draw:fill="none"/>
      <style:paragraph-properties fo:text-align="start"/>
      <style:text-properties fo:color="#2a6099" loext:opacity="100%" loext:color-lum-mod="100%" loext:color-lum-off="0%"/>
    </style:style>
    <style:style style:name="T1" style:family="text">
      <style:text-properties fo:color="#bf0041" loext:opacity="100%"/>
    </style:style>
    <style:style style:name="T2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003cm" svg:height="1.978cm" svg:x="9.449cm" svg:y="5.5cm">
          <text:p text:style-name="P1">standby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" draw:id="id3" draw:layer="layout" svg:width="4.003cm" svg:height="1.978cm" svg:x="9.452cm" svg:y="15.775cm">
          <text:p text:style-name="P1">track</text:p>
          <text:p text:style-name="P1">activ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4" draw:id="id4" draw:layer="layout" svg:width="4.17cm" svg:height="2.24cm" svg:x="4.18cm" svg:y="10.507cm">
          <text:p text:style-name="P1">external</text:p>
          <text:p text:style-name="P1">selecte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5" draw:id="id5" draw:layer="layout" svg:width="4.17cm" svg:height="2.24cm" svg:x="9.365cm" svg:y="10.507cm">
          <text:p text:style-name="P1">digital</text:p>
          <text:p text:style-name="P1">selecte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6" draw:id="id6" draw:layer="layout" svg:width="4.17cm" svg:height="2.24cm" svg:x="14.55cm" svg:y="10.507cm">
          <text:p text:style-name="P1">analog</text:p>
          <text:p text:style-name="P1">selecte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1" draw:id="id1" draw:layer="layout" svg:width="4.5cm" svg:height="1.978cm" svg:x="1.15cm" svg:y="15.775cm">
          <text:p text:style-name="P1">track</text:p>
          <text:p text:style-name="P1">protecte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3" draw:layer="layout" draw:type="curve" svg:x1="3.4cm" svg:y1="15.775cm" svg:x2="9.449cm" svg:y2="6.489cm" draw:start-shape="id1" draw:start-glue-point="4" draw:end-shape="id2" draw:end-glue-point="6" svg:d="M3400 15775c0-6191 2016-9286 6049-9286" svg:viewBox="0 0 6050 9287">
          <text:p/>
        </draw:connector>
        <draw:connector draw:style-name="gr5" draw:text-style-name="P3" draw:layer="layout" draw:type="curve" svg:x1="9.452cm" svg:y1="16.764cm" svg:x2="5.65cm" svg:y2="16.764cm" draw:start-shape="id3" draw:start-glue-point="6" draw:end-shape="id1" draw:end-glue-point="10" svg:d="M9452 16764h-3802" svg:viewBox="0 0 3803 1">
          <text:p/>
        </draw:connector>
        <draw:connector draw:style-name="gr6" draw:text-style-name="P3" draw:layer="layout" draw:type="curve" svg:x1="10.035cm" svg:y1="7.189cm" svg:x2="7.74cm" svg:y2="10.835cm" draw:start-shape="id2" draw:start-glue-point="7" draw:end-shape="id4" draw:end-glue-point="11" svg:d="M10035 7189c0 2706-2295 883-2295 3646" svg:viewBox="0 0 2296 3647">
          <text:p/>
        </draw:connector>
        <draw:connector draw:style-name="gr7" draw:text-style-name="P3" draw:layer="layout" draw:type="curve" svg:x1="11.451cm" svg:y1="7.478cm" svg:x2="11.45cm" svg:y2="10.507cm" draw:start-shape="id2" draw:start-glue-point="8" draw:end-shape="id5" draw:end-glue-point="4" svg:d="M11451 7478c0 2272-1 758-1 3029" svg:viewBox="0 0 2 3030">
          <text:p/>
        </draw:connector>
        <draw:connector draw:style-name="gr8" draw:text-style-name="P3" draw:layer="layout" draw:type="curve" svg:x1="12.866cm" svg:y1="7.189cm" svg:x2="15.16cm" svg:y2="10.835cm" draw:start-shape="id2" draw:start-glue-point="9" draw:end-shape="id6" draw:end-glue-point="5" svg:d="M12866 7189c0 2706 2294 883 2294 3646" svg:viewBox="0 0 2295 3647">
          <text:p/>
        </draw:connector>
        <draw:connector draw:style-name="gr6" draw:text-style-name="P3" draw:layer="layout" draw:type="curve" svg:x1="7.74cm" svg:y1="12.419cm" svg:x2="10.038cm" svg:y2="16.064cm" draw:start-shape="id4" draw:start-glue-point="9" draw:end-shape="id3" draw:end-glue-point="5" svg:d="M7740 12419c0 2764 2298 942 2298 3645" svg:viewBox="0 0 2299 3646">
          <text:p/>
        </draw:connector>
        <draw:connector draw:style-name="gr6" draw:text-style-name="P3" draw:layer="layout" draw:type="curve" svg:x1="11.45cm" svg:y1="12.747cm" svg:x2="11.454cm" svg:y2="15.775cm" draw:start-shape="id5" draw:start-glue-point="8" draw:end-shape="id3" draw:end-glue-point="4" svg:d="M11450 12747c0 2272 4 759 4 3028" svg:viewBox="0 0 5 3029">
          <text:p/>
        </draw:connector>
        <draw:connector draw:style-name="gr6" draw:text-style-name="P3" draw:layer="layout" draw:type="curve" svg:x1="15.16cm" svg:y1="12.419cm" svg:x2="12.869cm" svg:y2="16.064cm" draw:start-shape="id6" draw:start-glue-point="7" draw:end-shape="id3" draw:end-glue-point="11" svg:d="M15160 12419c0 2764-2291 942-2291 3645" svg:viewBox="0 0 2292 3646">
          <text:p/>
        </draw:connector>
        <draw:custom-shape draw:style-name="gr2" draw:text-style-name="P2" xml:id="id7" draw:id="id7" draw:layer="layout" svg:width="4.17cm" svg:height="2.24cm" svg:x="17.421cm" svg:y="15.644cm">
          <text:p text:style-name="P1">wi-fi</text:p>
          <text:p text:style-name="P1">selecte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3" draw:layer="layout" draw:type="curve" draw:line-skew="-0.277cm" svg:x1="18.11cm" svg:y1="12.419cm" svg:x2="19.506cm" svg:y2="15.644cm" draw:start-shape="id6" draw:start-glue-point="9" draw:end-shape="id7" svg:d="M18110 12419c0 2250 1396 638 1396 3225" svg:viewBox="0 0 1397 3226">
          <text:p/>
        </draw:connector>
        <draw:connector draw:style-name="gr6" draw:text-style-name="P3" draw:layer="layout" draw:type="curve" svg:x1="17.421cm" svg:y1="16.764cm" svg:x2="13.455cm" svg:y2="16.764cm" draw:start-shape="id7" draw:start-glue-point="6" draw:end-shape="id3" draw:end-glue-point="10" svg:d="M17421 16764h-3966" svg:viewBox="0 0 3967 1">
          <text:p/>
        </draw:connector>
        <draw:custom-shape draw:style-name="gr9" draw:text-style-name="P5" draw:layer="layout" svg:width="2.05cm" svg:height="1.644cm" svg:x="1.501cm" svg:y="13.539cm">
          <text:p text:style-name="P4"><text:span text:style-name="T1">short</text:span></text:p>
          <text:p text:style-name="P4"><text:span text:style-name="T1">fixed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098cm" svg:height="1.637cm" svg:x="6.415cm" svg:y="16.805cm">
          <text:p text:style-name="P4"><text:span text:style-name="T1">short</text:span></text:p>
          <text:p text:style-name="P4"><text:span text:style-name="T1">detected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098cm" svg:height="1.454cm" svg:x="14.084cm" svg:y="16.802cm">
          <text:p text:style-name="P6"><text:span text:style-name="T2">track</text:span></text:p>
          <text:p text:style-name="P6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98cm" svg:height="1.454cm" svg:x="18.377cm" svg:y="12.098cm">
          <text:p text:style-name="P8"><text:span text:style-name="T2">wi-fi</text:span></text:p>
          <text:p text:style-name="P8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098cm" svg:height="1.454cm" svg:x="12.679cm" svg:y="7.16cm">
          <text:p text:style-name="P6"><text:span text:style-name="T2">analog button*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098cm" svg:height="1.454cm" svg:x="6.935cm" svg:y="7.269cm">
          <text:p text:style-name="P6"><text:span text:style-name="T2">external button*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98cm" svg:height="1.454cm" svg:x="11.32cm" svg:y="8.609cm">
          <text:p text:style-name="P8"><text:span text:style-name="T2">digital button*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62cm" svg:height="1.424cm" svg:x="14.444cm" svg:y="13.591cm">
          <text:p text:style-name="P6"><text:span text:style-name="T2">track</text:span></text:p>
          <text:p text:style-name="P6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098cm" svg:height="1.454cm" svg:x="5.633cm" svg:y="13.469cm">
          <text:p text:style-name="P6"><text:span text:style-name="T2">track</text:span></text:p>
          <text:p text:style-name="P6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2.527cm" svg:height="1.454cm" svg:x="11.43cm" svg:y="12.941cm">
          <text:p text:style-name="P8"><text:span text:style-name="T2">track</text:span></text:p>
          <text:p text:style-name="P8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7.7cm" svg:height="1.454cm" svg:x="-2.4cm" svg:y="18.888cm">
          <text:p text:style-name="P6"><text:span text:style-name="T2">* hold button for 5s to transition from standby to external/digital/analog</text:span></text:p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10.147cm" svg:height="7.829cm" svg:x="18.553cm" svg:y="1cm">
          <draw:image xlink:href="Pictures/100000000000049900000372ABB2718BAE39471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4" draw:display-name="Arrowheads 14" svg:viewBox="0 0 1013 1130" svg:d="M1009 1050l-449-1008-22-30-29-12-34 12-21 26-449 1012-5 13v8l5 21 12 21 17 13 21 4h903l21-4 21-13 9-21 4-21v-8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43:19.198363330</meta:creation-date>
    <dc:date>2025-01-29T16:48:25.008889457</dc:date>
    <meta:editing-duration>PT1H30S</meta:editing-duration>
    <meta:editing-cycles>6</meta:editing-cycles>
    <meta:generator>LibreOffice/7.5.6.2$MacOSX_AARCH64 LibreOffice_project/f654817fb68d6d4600d7d2f6b647e47729f55f15</meta:generator>
    <meta:document-statistic meta:object-count="29"/>
  </office:meta>
</office:document-meta>
</file>